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e58a6" officeooo:paragraph-rsid="001e58a6" style:font-weight-asian="bold" style:font-weight-complex="bold"/>
    </style:style>
    <style:style style:name="P2" style:family="paragraph" style:parent-style-name="Standard">
      <style:text-properties fo:font-weight="normal" officeooo:rsid="001e58a6" officeooo:paragraph-rsid="001e58a6" style:font-weight-asian="normal" style:font-weight-complex="normal"/>
    </style:style>
    <style:style style:name="P3" style:family="paragraph" style:parent-style-name="Text_20_body">
      <style:text-properties officeooo:paragraph-rsid="0020c848"/>
    </style:style>
    <style:style style:name="P4" style:family="paragraph" style:parent-style-name="Heading_20_4">
      <style:text-properties fo:font-size="14pt" officeooo:paragraph-rsid="0020c848" style:font-size-asian="14pt" style:font-size-complex="14pt"/>
    </style:style>
    <style:style style:name="P5" style:family="paragraph" style:parent-style-name="Heading_20_2">
      <style:text-properties officeooo:paragraph-rsid="0026ec4f"/>
    </style:style>
    <style:style style:name="P6" style:family="paragraph" style:parent-style-name="Standard">
      <style:text-properties fo:font-weight="bold" officeooo:rsid="001e58a6" officeooo:paragraph-rsid="001e58a6" style:font-weight-asian="bold" style:font-weight-complex="bold"/>
    </style:style>
    <style:style style:name="P7" style:family="paragraph" style:parent-style-name="Standard">
      <style:text-properties officeooo:paragraph-rsid="0026ec4f"/>
    </style:style>
    <style:style style:name="P8" style:family="paragraph" style:parent-style-name="Text_20_body" style:list-style-name="L1">
      <style:text-properties officeooo:paragraph-rsid="0020c848"/>
    </style:style>
    <style:style style:name="P9" style:family="paragraph" style:parent-style-name="Text_20_body" style:list-style-name="L1">
      <style:text-properties fo:font-weight="normal" officeooo:rsid="001e58a6" officeooo:paragraph-rsid="0020c848" style:font-weight-asian="normal" style:font-weight-complex="normal"/>
    </style:style>
    <style:style style:name="P10" style:family="paragraph" style:parent-style-name="Text_20_body" style:list-style-name="L2"/>
    <style:style style:name="P11" style:family="paragraph" style:parent-style-name="Text_20_body">
      <style:text-properties officeooo:paragraph-rsid="0026ec4f"/>
    </style:style>
    <style:style style:name="P12" style:family="paragraph" style:parent-style-name="Text_20_body" style:list-style-name="L2">
      <style:paragraph-properties fo:margin-top="0cm" fo:margin-bottom="0cm" loext:contextual-spacing="false"/>
    </style:style>
    <style:style style:name="P13" style:family="paragraph" style:parent-style-name="Heading_20_4">
      <style:text-properties officeooo:paragraph-rsid="0026ec4f"/>
    </style:style>
    <style:style style:name="P14" style:family="paragraph" style:parent-style-name="Heading_20_1">
      <style:text-properties fo:font-size="14pt" officeooo:rsid="0016ea68" officeooo:paragraph-rsid="0026ec4f" style:font-size-asian="12.25pt" style:font-size-complex="1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ff" officeooo:rsid="0023db35"/>
    </style:style>
    <style:style style:name="T4" style:family="text">
      <style:text-properties officeooo:rsid="0024e9e0"/>
    </style:style>
    <style:style style:name="T5" style:family="text">
      <style:text-properties fo:font-size="12pt" style:font-size-asian="12pt" style:font-size-complex="12pt"/>
    </style:style>
    <style:style style:name="T6" style:family="text">
      <style:text-properties fo:font-size="12pt" officeooo:rsid="0026ec4f" style:font-size-asian="12pt" style:font-size-complex="12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bold" officeooo:rsid="001cfba7"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volutional Neural Networks</text:p>
      <text:p text:style-name="P1"/>
      <text:p text:style-name="P2">convNet architectures make the explicit assumption that the inputs are images, which allows us to encode certain properties into the architecture. These then make the forward function more efficient to implement and vastly reduce the amount of parameters in the network.</text:p>
      <text:p text:style-name="P2"/>
      <text:p text:style-name="P2">For example, an image of more respectable size, e.g. 200x200x3, would lead to neurons that have 200*200*3 = 120,000 weights. Moreover, we would almost certainly want to have several such neurons, so the parameters would add up quickly! Clearly, this full connectivity is wasteful and the huge number of parameters would quickly lead to <text:span text:style-name="T1">overfitting.</text:span></text:p>
      <text:p text:style-name="P1"/>
      <text:p text:style-name="P2"><text:span text:style-name="Emphasis">3D volumes of neurons</text:span>. Convolutional Neural Networks take advantage of the fact that the input consists of images and they <text:span text:style-name="T1">constrain the architecture</text:span> in a more sensible way. In particular, unlike a regular Neural Network, the layers of a ConvNet have <text:span text:style-name="T1">neurons arranged in 3 dimensions</text:span>: <text:span text:style-name="Strong_20_Emphasis"><text:span text:style-name="T2">width, height, depth</text:span></text:span>.For example, the input images in CIFAR-10 are an input volume of activations, and the volume has dimensions 32x32x3 (width, height, depth respectively). As we will soon see, <text:span text:style-name="T1">the neurons in a layer will only be connected to a small region of the layer before it</text:span>, <text:span text:style-name="T1">instead of all of the neurons in a fully-connected manner.</text:span> Moreover, the final output layer would for CIFAR-10 have dimensions 1x1x10, because by the end of the ConvNet architecture we will reduce the full image into a single vector of class scores, arranged along the depth dimension. </text:p>
      <text:p text:style-name="P2"/>
      <text:p text:style-name="P2"/>
      <text:p text:style-name="P2"><text:span text:style-name="T1">RELU/POOL layers</text:span> will implement a fixed function.</text:p>
      <text:p text:style-name="P2"/>
      <text:p text:style-name="P2">The parameters in the <text:span text:style-name="T1">CONV/FC layers</text:span> will be trained with gradient descent so that the class scores that the ConvNet computes are consistent with the labels in the training set for each image.</text:p>
      <text:p text:style-name="P2"/>
      <text:list xml:id="list8822108937887338449" text:style-name="L1">
        <text:list-item>
          <text:p text:style-name="P9">Each Layer may or may not have parameters (e.g. CONV/FC do, RELU/POOL don’t) </text:p>
        </text:list-item>
        <text:list-item>
          <text:p text:style-name="P8">Each Layer may or may not have additional hyperparameters (e.g. CONV/FC/POOL do, RELU doesn’t)</text:p>
        </text:list-item>
      </text:list>
      <text:p text:style-name="P3"/>
      <text:h text:style-name="P4" text:outline-level="4"><text:bookmark text:name="convolutional-layer"/>Convolutional Layer</text:h>
      <text:p text:style-name="Text_20_body">The Conv layer is the core building block of a Convolutional Network that does most of the computational heavy lifting.</text:p>
      <text:p text:style-name="Text_20_body"><text:span text:style-name="Strong_20_Emphasis">Overview and intuition without brain stuff.</text:span> Lets first discuss what the CONV layer computes without brain/neuron analogies. <text:span text:style-name="T1">The CONV layer’s parameters consist of a set of learnable filters.</text:span> Every filter is small spatially (along width and height), but extends through the full depth of the input volume. For example, a <text:span text:style-name="T1">typical filter on a first layer of a ConvNet might have size 5x5x3</text:span> (i.e. 5 pixels width and height, and 3 because images have depth 3, the color channels). During the forward pass, we slide (more precisely, <text:span text:style-name="T1">convolve</text:span>) each filter across the width and height of the input volume and compute d<text:span text:style-name="T1">ot products between the entries of the filter and the input at any position.</text:span> As we <text:span text:style-name="T1">slide the filter over the width and height of the input volume</text:span> we will produce a 2-dimensional activation map. <text:span text:style-name="T3">Every filter takes a little part of the picture. But a convolutional cut rather than a sharp one. So neighboring neurons while share parameters.</text:span></text:p>
      <text:p text:style-name="P3"/>
      <text:p text:style-name="P3"><text:soft-page-break/><text:span text:style-name="Strong_20_Emphasis">The brain view</text:span>. If you’re a fan of the brain/neuron analogies, every entry in the 3D output volume can also be interpreted as an output of a neuron that<text:span text:style-name="T1"> looks at only a small region in the input </text:span>and <text:span text:style-name="T1">shares parameters with all neurons to the left and right spatially</text:span> (since these numbers all result from applying the same filter). </text:p>
      <text:p text:style-name="P3"/>
      <text:p text:style-name="P3"><text:span text:style-name="Strong_20_Emphasis">Local Connectivity.</text:span> <text:span text:style-name="T2">When dealing with high-dimensional inputs such as images, as we saw above it is impractical to connect neurons to all neurons in the previous volume.</text:span><text:span text:style-name="T1"> Instead, we will connect each neuron to only a local region of the input volume.</text:span> The spatial extent of this connectivity is a <text:span text:style-name="T1">hyperparameter</text:span> called the <text:span text:style-name="Strong_20_Emphasis">receptive field</text:span> of the neuron (equivalently this is the <text:span text:style-name="T1">filter size</text:span>).</text:p>
      <text:p text:style-name="Text_20_body"/>
      <text:p text:style-name="Text_20_body"><text:span text:style-name="Strong_20_Emphasis">Spatial arrangement</text:span>. We have explained the connectivity of each neuron in the Conv Layer to the input volume, but we haven’t yet discussed how many neurons there are in the output volume or how they are arranged. Three hyperparameters control the size of the output volume: the <text:span text:style-name="Strong_20_Emphasis">depth, stride</text:span> and <text:span text:style-name="Strong_20_Emphasis">zero-padding</text:span>. We discuss these next:</text:p>
      <text:list xml:id="list1215720604452426294" text:style-name="L2">
        <text:list-item>
          <text:p text:style-name="P12">First, the <text:span text:style-name="Strong_20_Emphasis">depth</text:span> of the output volume is a hyperparameter: it corresponds to the n<text:span text:style-name="T1">umber of filters we would like to use,</text:span> <text:span text:style-name="T1">each learning to look for something different in the input</text:span>. For example, if the first Convolutional Layer takes as input the raw image, then different neurons along the depth di<text:span text:style-name="T4">me</text:span>nsion may activate in presence of <text:span text:style-name="T1">various oriented edges,</text:span> or <text:span text:style-name="T1">blobs of color</text:span>. We will refer to a set of neurons that are all looking at the same region of the input as a <text:span text:style-name="Strong_20_Emphasis">depth column</text:span> (some people also prefer the term <text:span text:style-name="Emphasis">fibre</text:span>). </text:p>
        </text:list-item>
        <text:list-item>
          <text:p text:style-name="P12">Second, we must specify the <text:span text:style-name="Strong_20_Emphasis">stride</text:span> with which we slide the filter. When the stride is 1 then we move the filters one pixel at a time. </text:p>
        </text:list-item>
        <text:list-item>
          <text:p text:style-name="P10">As we will soon see, sometimes it will be convenient to pad the input volume with zeros around the border <text:span text:style-name="T4">(aufüllen).</text:span> <text:span text:style-name="T4">(</text:span>. The size of this <text:span text:style-name="Strong_20_Emphasis">zero-padding</text:span> is a hyperparameter. The nice feature of zero padding is that it will allow us to control the spatial size of the output volumes (most commonly as we’ll see soon we will use it to exactly preserve the spatial size of the input volume so the input and output width and height are the same). </text:p>
        </text:list-item>
      </text:list>
      <text:p text:style-name="Text_20_body"/>
      <text:p text:style-name="P7"><text:span text:style-name="Strong_20_Emphasis">Parameter Sharing.</text:span> </text:p>
      <text:p text:style-name="P11">It turns out that we can dramatically reduce the number of parameters by making one reasonable assumption: That if one feature is useful to compute at some spatial position (x,y), then it should also be useful to compute at a different position (x2,y2).</text:p>
      <text:p text:style-name="P11"/>
      <text:h text:style-name="P14" text:outline-level="1"/>
      <text:h text:style-name="P13" text:outline-level="4"><text:bookmark text:name="pooling-layer"/>Pooling Layer</text:h>
      <text:p text:style-name="P11"/>
      <text:h text:style-name="P5" text:outline-level="2"><text:soft-page-break/><text:span text:style-name="Strong_20_Emphasis"><text:span text:style-name="T8">ReLU (Rectified Linear Units) Layers </text:span></text:span><text:span text:style-name="Strong_20_Emphasis"><text:span text:style-name="T9">(not part of stanford course)</text:span></text:span></text:h>
      <text:p text:style-name="P11"><text:span text:style-name="Strong_20_Emphasis"><text:span text:style-name="T7">After each conv layer, it is convention to apply a nonlinear layer (or activation layer) immediately afterward.</text:span></text:span></text:p>
      <text:p text:style-name="P11"><text:span text:style-name="Strong_20_Emphasis"><text:span text:style-name="T7">In the past, nonlinear functions like tanh and sigmoid were used, but researchers found out that ReLU layers work far better because the network is able to train a lot faster (because of the computational efficiency) without making a significant difference to the accuracy. It also helps to alleviate the vanishing gradient problem, which is the issue where the lower layers of the network train very slowly </text:span></text:span><text:span text:style-name="Strong_20_Emphasis"><text:span text:style-name="T8">because the gradient decreases exponentially through the layers</text:span></text:span><text:span text:style-name="Strong_20_Emphasis"><text:span text:style-name="T7">. The ReLU layer applies the function f(x) = max(0, x) to all of the values in the input volume. </text:span></text:span><text:span text:style-name="Strong_20_Emphasis"><text:span text:style-name="T8">In basic terms, this layer just changes all the negative activations to 0.</text:span></text:span><text:span text:style-name="Strong_20_Emphasis"><text:span text:style-name="T7">This layer increases the nonlinear properties of the model and the overall network without affecting the receptive fields of the conv layer.</text:span></text:span></text:p>
      <text:p text:style-name="P11"><text:span text:style-name="Strong_20_Emphasis"><text:span text:style-name="T7"/></text:span></text:p>
      <text:h text:style-name="P5" text:outline-level="2"><text:span text:style-name="Strong_20_Emphasis"><text:span text:style-name="T5">Dropout Layers </text:span></text:span><text:span text:style-name="Strong_20_Emphasis"><text:span text:style-name="T6">( not in stanford course)</text:span></text:span></text:h>
      <text:p text:style-name="Text_20_body">               Now, <text:span text:style-name="Strong_20_Emphasis">dropout layers </text:span>have a very specific function in neural networks. In the last section, we discussed the problem of overfitting, where after training, the weights of the network are so tuned to the training examples they are given that the network doesn’t perform well when given new examples. The idea of dropout is simplistic in nature. This layer “drops out” a random set of activations in that layer by setting them to zero. Simple as that. Now, what are the benefits of such a simple and seemingly unnecessary and counterintuitive process? Well, in a way, it forces the network to be redundant. By that I mean the network should be able to provide the right classification or output for a specific example even if some of the activations are dropped out. It makes sure that the network isn’t getting too “fitted” to the training data and thus helps alleviate the overfitting problem. An important note is that this layer is only used during training, and not during test time.</text:p>
      <text:p text:style-name="P11"><text:span text:style-name="Strong_20_Emphasis"><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2:37:42.595536513</meta:creation-date>
    <dc:date>2017-11-10T14:18:56.637572483</dc:date>
    <meta:editing-duration>PT18M27S</meta:editing-duration>
    <meta:editing-cycles>5</meta:editing-cycles>
    <meta:generator>LibreOffice/5.1.6.2$Linux_X86_64 LibreOffice_project/10m0$Build-2</meta:generator>
    <meta:document-statistic meta:table-count="0" meta:image-count="0" meta:object-count="0" meta:page-count="3" meta:paragraph-count="25" meta:word-count="1255" meta:character-count="7442" meta:non-whitespace-character-count="6195"/>
  </office:meta>
</office:document-meta>
</file>